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2291in" fo:margin-bottom="0in" loext:contextual-spacing="false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2" style:family="paragraph" style:parent-style-name="Text_20_body">
      <style:paragraph-properties fo:margin-left="0in" fo:margin-right="0in" fo:margin-top="0.2291in" fo:margin-bottom="0in" loext:contextual-spacing="false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arial" fo:font-size="13.5pt" fo:letter-spacing="normal" fo:font-style="normal" fo:font-weight="bold"/>
    </style:style>
    <style:style style:name="P3" style:family="paragraph" style:parent-style-name="Text_20_body">
      <style:paragraph-properties fo:margin-left="0in" fo:margin-right="0in" fo:margin-top="0.2291in" fo:margin-bottom="0in" loext:contextual-spacing="false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2709in" fo:margin-bottom="0in" loext:contextual-spacing="false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="arial" fo:font-size="12pt" fo:font-style="normal" fo:font-weight="bold" style:font-weight-asian="bold" style:font-weight-complex="bold"/>
    </style:style>
    <style:style style:name="T3" style:family="text">
      <style:text-properties style:font-name-asian="arial" style:font-size-asian="12pt" style:font-style-asian="normal" style:font-weight-asian="normal"/>
    </style:style>
    <style:style style:name="T4" style:family="text">
      <style:text-properties fo:font-size="13.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无论是</text:span><text:span text:style-name="T1">merge</text:span><text:span text:style-name="T3">还是</text:span><text:span text:style-name="T1">rebase</text:span><text:span text:style-name="T3">，都是在同一个工作目录中协调差异，处理变更历史。而</text:span><text:span text:style-name="T1">git</text:span><text:span text:style-name="T3">的另一些命令，允许开发者单独保存，或者通过文件或邮件的方式与别人分享这些差异。</text:span></text:p>
      <text:p text:style-name="P1"><text:span text:style-name="T3">这有助于更灵活的选择和使用某些较为独立的更改。这有点类似另一类版本控制系统的工作方式：存储差异而不是快照。</text:span></text:p>
      <text:p text:style-name="P4"><text:span text:style-name="T3">可以使用</text:span><text:span text:style-name="T2">git diff &gt; patchfile</text:span><text:span text:style-name="T3">将差异输出到</text:span><text:span text:style-name="T1">patch</text:span><text:span text:style-name="T3">文件，保存或者分享给他人。使用</text:span><text:span text:style-name="T2">git diff</text:span><text:span text:style-name="T3">命令可以查看工作区修改的内容，</text:span><text:span text:style-name="T2">git diff—cached</text:span><text:span text:style-name="T3">命令查看添加到暂存区但还未提交的内容。这两种命令会生成兼容</text:span><text:span text:style-name="T1">unix</text:span><text:span text:style-name="T3">系统的标准格式</text:span><text:span text:style-name="T1">patch</text:span><text:span text:style-name="T3">。类似这样：</text:span></text:p>
      <text:p text:style-name="P2">git apply --stat patchfile</text:p>
      <text:p text:style-name="P2">git apply --check patchfile</text:p>
      <text:p text:style-name="P2">git apply patchfile</text:p>
      <text:p text:style-name="P1"><text:span text:style-name="T3">这三条命令分别是，检查</text:span><text:span text:style-name="T1">patch</text:span><text:span text:style-name="T3">文件格式，测试</text:span><text:span text:style-name="T1">patch</text:span><text:span text:style-name="T3">是否能应用到当前分支，应用此</text:span><text:span text:style-name="T1">patch</text:span><text:span text:style-name="T3">。</text:span></text:p>
      <text:p text:style-name="P1"><text:span text:style-name="T3">这种方式传递的修改将会丢失提交信息和作者信息，但可以兼容非</text:span><text:span text:style-name="T1">git</text:span><text:span text:style-name="T3">管理的代码。除此之外，</text:span><text:span text:style-name="T1">git</text:span><text:span text:style-name="T3">还提供另一个命令更便于</text:span><text:span text:style-name="T1">git</text:span><text:span text:style-name="T3">库之间的</text:span><text:span text:style-name="T1">patch</text:span><text:span text:style-name="T3">传递。</text:span></text:p>
      <text:p text:style-name="P3"><text:span text:style-name="T4">git format-patch commit-id</text:span></text:p>
      <text:p text:style-name="P3"><text:span text:style-name="T4">git format-patch-scommit-id</text:span></text:p>
      <text:p text:style-name="P1"><text:span text:style-name="T3">生成指定提交之后的所有提交的</text:span><text:span text:style-name="T1">patch</text:span><text:span text:style-name="T3">。把 </text:span><text:span text:style-name="T1">-s </text:span><text:span text:style-name="T3">改为 </text:span><text:span text:style-name="T1">-n</text:span><text:span text:style-name="T3">，</text:span><text:span text:style-name="T1">n</text:span><text:span text:style-name="T3">为任意数字，则会生成每个提交之前的</text:span><text:span text:style-name="T1">n</text:span><text:span text:style-name="T3">个</text:span><text:span text:style-name="T1">patch</text:span><text:span text:style-name="T3">。每个</text:span><text:span text:style-name="T1">patch</text:span><text:span text:style-name="T3">是单独的文件，命名类似于</text:span><text:span text:style-name="T1">:</text:span></text:p>
      <text:p text:style-name="P2">0001-commit message.patch</text:p>
      <text:p text:style-name="P1"><text:span text:style-name="T1">format-patch</text:span><text:span text:style-name="T3">生成的</text:span><text:span text:style-name="T1">patch</text:span><text:span text:style-name="T3">保存了更多提交信息。因此除了</text:span><text:span text:style-name="T1">git apply</text:span><text:span text:style-name="T3">之外，还可以用更智能的</text:span><text:span text:style-name="T1">git am</text:span><text:span text:style-name="T3">命令使用此</text:span><text:span text:style-name="T1">patch</text:span><text:span text:style-name="T3">。</text:span><text:span text:style-name="T1">git am </text:span><text:span text:style-name="T3">命令会在应用</text:span><text:span text:style-name="T1">patch</text:span><text:span text:style-name="T3">失败时给出详细的错误信息，并允许手动解决冲突，是官方较为推荐的补丁应用方式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1:29:38.648711727</meta:creation-date>
    <dc:date>2019-08-27T11:31:32.435357401</dc:date>
    <meta:editing-duration>PT1M54S</meta:editing-duration>
    <meta:editing-cycles>1</meta:editing-cycles>
    <meta:document-statistic meta:table-count="0" meta:image-count="0" meta:object-count="0" meta:page-count="1" meta:paragraph-count="13" meta:word-count="485" meta:character-count="749" meta:non-whitespace-character-count="725"/>
    <meta:generator>LibreOffice/5.1.6.2$Linux_X86_64 LibreOffice_project/10m0$Build-2</meta:generator>
  </office:meta>
</office:document-meta>
</file>